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10c" officeooo:paragraph-rsid="00172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MP start</text:p>
      <text:p text:style-name="P1">Write: </text:p>
      <text:p text:style-name="P1"><text:s text:c="4"/>DB "19.09"</text:p>
      <text:p text:style-name="P1"><text:s text:c="4"/>DB 0 </text:p>
      <text:p text:style-name="P1">start:</text:p>
      <text:p text:style-name="P1"><text:s text:c="3"/>MOV A, 19</text:p>
      <text:p text:style-name="P1"><text:s text:c="2"/>MOV B, 09</text:p>
      <text:p text:style-name="P1"><text:s text:c="2"/>MOV C, Write </text:p>
      <text:p text:style-name="P1"><text:s text:c="2"/>MOV D, 232</text:p>
      <text:p text:style-name="P1"><text:s text:c="2"/>PUSH B </text:p>
      <text:p text:style-name="P1"><text:s text:c="2"/>PUSH A</text:p>
      <text:p text:style-name="P1"><text:s text:c="2"/>MOV B,0</text:p>
      <text:p text:style-name="P1">Function: <text:s text:c="2"/>MOV A, [C]</text:p>
      <text:p text:style-name="P1"><text:s text:c="2"/>MOV [D], A</text:p>
      <text:p text:style-name="P1"><text:s text:c="2"/>INC C</text:p>
      <text:p text:style-name="P1"><text:s text:c="2"/>INC D</text:p>
      <text:p text:style-name="P1"><text:s text:c="2"/>CMP B, [C]</text:p>
      <text:p text:style-name="P1"><text:s text:c="2"/>JNZ Function</text:p>
      <text:p text:style-name="P1"><text:s text:c="2"/>POP A</text:p>
      <text:p text:style-name="P1"><text:s text:c="2"/>POP B</text:p>
      <text:p text:style-name="P1"><text:s/>ADD A,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22:01:38.760669995</meta:creation-date>
    <dc:date>2016-03-09T22:58:58.354308751</dc:date>
    <meta:editing-duration>PT42M2S</meta:editing-duration>
    <meta:editing-cycles>1</meta:editing-cycles>
    <meta:document-statistic meta:table-count="0" meta:image-count="0" meta:object-count="0" meta:page-count="1" meta:paragraph-count="21" meta:word-count="48" meta:character-count="237" meta:non-whitespace-character-count="146"/>
    <meta:generator>LibreOffice/4.2.8.2$Linux_X86_64 LibreOffice_project/420m0$Build-2</meta:generator>
  </office:meta>
</office:document-meta>
</file>